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1.448cm" fo:min-width="1.948cm" fo:padding-top="0.151cm" fo:padding-bottom="0.151cm" fo:padding-left="0.276cm" fo:padding-right="0.276cm" draw:shadow="hidden" draw:shadow-offset-x="0cm" draw:shadow-offset-y="0cm" draw:shadow-color="#729fcf"/>
    </style:style>
    <style:style style:name="gr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fo:padding-top="0.151cm" fo:padding-bottom="0.151cm" fo:padding-left="0.276cm" fo:padding-right="0.276cm" draw:shadow="visible" draw:shadow-offset-x="0cm" draw:shadow-offset-y="0cm" draw:shadow-color="#729fcf"/>
    </style:style>
    <style:style style:name="gr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258cm" fo:min-width="1.684cm" fo:padding-top="0.151cm" fo:padding-bottom="0.151cm" fo:padding-left="0.276cm" fo:padding-right="0.276cm" draw:shadow="hidden" draw:shadow-offset-x="0cm" draw:shadow-offset-y="0cm" draw:shadow-color="#729fcf"/>
    </style:style>
    <style:style style:name="gr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cm" fo:min-width="1.396cm" fo:padding-top="0.151cm" fo:padding-bottom="0.151cm" fo:padding-left="0.276cm" fo:padding-right="0.276cm" draw:shadow="hidden" draw:shadow-offset-x="0cm" draw:shadow-offset-y="0cm" draw:shadow-color="#729fcf"/>
    </style:style>
    <style:style style:name="gr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1.448cm" fo:min-width="1.948cm" fo:padding-top="0.151cm" fo:padding-bottom="0.151cm" fo:padding-left="0.276cm" fo:padding-right="0.276cm" draw:shadow="hidden" draw:shadow-offset-x="0cm" draw:shadow-offset-y="0cm" draw:shadow-color="#729fcf"/>
    </style:style>
    <style:style style:name="gr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fo:padding-top="0.151cm" fo:padding-bottom="0.151cm" fo:padding-left="0.276cm" fo:padding-right="0.276cm" draw:shadow="visible" draw:shadow-offset-x="0cm" draw:shadow-offset-y="0cm" draw:shadow-color="#729fcf"/>
    </style:style>
    <style:style style:name="gr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258cm" fo:min-width="1.684cm" fo:padding-top="0.151cm" fo:padding-bottom="0.151cm" fo:padding-left="0.276cm" fo:padding-right="0.276cm" draw:shadow="hidden" draw:shadow-offset-x="0cm" draw:shadow-offset-y="0cm" draw:shadow-color="#729fcf"/>
    </style:style>
    <style:style style:name="gr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cm" fo:min-width="1.396cm" fo:padding-top="0.151cm" fo:padding-bottom="0.151cm" fo:padding-left="0.276cm" fo:padding-right="0.276cm" draw:shadow="hidden" draw:shadow-offset-x="0cm" draw:shadow-offset-y="0cm" draw:shadow-color="#729fcf"/>
    </style:style>
    <style:style style:name="gr11" style:family="graphic" style:parent-style-name="standard">
      <style:graphic-properties svg:stroke-color="#000000" draw:fill="solid" draw:fill-color="#ffb66c" draw:textarea-horizontal-align="justify" draw:textarea-vertical-align="middle" draw:auto-grow-height="false" fo:min-height="0.5cm" fo:min-width="0.5cm"/>
    </style:style>
    <style:style style:name="gr12" style:family="graphic" style:parent-style-name="standard">
      <style:graphic-properties svg:stroke-color="#000000" draw:fill="solid" draw:fill-color="#ffb66c" draw:textarea-horizontal-align="justify" draw:textarea-vertical-align="middle" draw:auto-grow-height="false" fo:min-height="0.55cm" fo:min-width="0.5cm"/>
    </style:style>
    <style:style style:name="gr13"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draw:auto-grow-height="false" fo:min-height="0.531cm" fo:min-width="1.198cm" fo:padding-top="0.151cm" fo:padding-bottom="0.151cm" fo:padding-left="0.276cm" fo:padding-right="0.276cm" draw:shadow="hidden" draw:shadow-offset-x="0cm" draw:shadow-offset-y="0cm" draw:shadow-color="#729fcf"/>
    </style:style>
    <style:style style:name="gr14"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draw:auto-grow-height="false" fo:min-height="0cm" fo:min-width="1.052cm" fo:padding-top="0.151cm" fo:padding-bottom="0.151cm" fo:padding-left="0.276cm" fo:padding-right="0.276cm" draw:shadow="hidden" draw:shadow-offset-x="0cm" draw:shadow-offset-y="0cm" draw:shadow-color="#729fcf"/>
    </style:style>
    <style:style style:name="gr15"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opacity="30%" draw:textarea-horizontal-align="justify" draw:textarea-vertical-align="middle" draw:auto-grow-height="false" fo:min-height="0.198cm" fo:min-width="0cm" fo:padding-top="0.151cm" fo:padding-bottom="0.151cm" fo:padding-left="0.276cm" fo:padding-right="0.276cm" draw:shadow="visible" draw:shadow-offset-x="0cm" draw:shadow-offset-y="0cm" draw:shadow-color="#729fcf"/>
    </style:style>
    <style:style style:name="gr16"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17"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hidden" draw:shadow-offset-x="0cm" draw:shadow-offset-y="0cm" draw:shadow-color="#729fcf"/>
    </style:style>
    <style:style style:name="gr18"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hidden" draw:shadow-offset-x="0cm" draw:shadow-offset-y="0cm" draw:shadow-color="#729fcf"/>
    </style:style>
    <style:style style:name="gr19"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hidden" draw:shadow-offset-x="0cm" draw:shadow-offset-y="0cm" draw:shadow-color="#729fcf"/>
    </style:style>
    <style:style style:name="gr20"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hidden" draw:shadow-offset-x="0cm" draw:shadow-offset-y="0cm" draw:shadow-color="#729fcf"/>
    </style:style>
    <style:style style:name="gr21"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22"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visible" draw:shadow-offset-x="0cm" draw:shadow-offset-y="0cm" draw:shadow-color="#729fcf"/>
    </style:style>
    <style:style style:name="gr23" style:family="graphic" style:parent-style-name="standard" style:list-style-name="L1">
      <style:graphic-properties draw:stroke="solid" svg:stroke-width="0.053cm" svg:stroke-color="#b2b2b2" draw:marker-start="" draw:marker-start-width="0.279cm" draw:marker-start-center="false" draw:marker-end="" draw:marker-end-width="0.279cm" draw:marker-end-center="false" draw:stroke-linejoin="round" svg:stroke-linecap="round" draw:fill="solid" draw:fill-color="#c9211e" draw:textarea-horizontal-align="justify" draw:textarea-vertical-align="middle" fo:padding-top="0.151cm" fo:padding-bottom="0.151cm" fo:padding-left="0.276cm" fo:padding-right="0.276cm" draw:shadow="visible" draw:shadow-offset-x="0cm" draw:shadow-offset-y="0cm" draw:shadow-color="#729fcf"/>
    </style:style>
    <style:style style:name="gr24" style:family="graphic" style:parent-style-name="objectwithoutfill">
      <style:graphic-properties svg:stroke-width="0.2cm" svg:stroke-color="#729fcf" draw:marker-start-width="0.5cm" draw:marker-end="" draw:marker-end-width="0.6cm" draw:fill="none" draw:textarea-vertical-align="middle" fo:padding-top="0.225cm" fo:padding-bottom="0.225cm" fo:padding-left="0.35cm" fo:padding-right="0.35cm"/>
    </style:style>
    <style:style style:name="gr2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draw:auto-grow-height="false" fo:min-height="0.813cm" fo:min-width="0cm" fo:padding-top="0.151cm" fo:padding-bottom="0.151cm" fo:padding-left="0.276cm" fo:padding-right="0.276cm" draw:shadow="hidden" draw:shadow-offset-x="0cm" draw:shadow-offset-y="0cm" draw:shadow-color="#729fcf"/>
    </style:style>
    <style:style style:name="gr2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100%" draw:textarea-horizontal-align="justify" draw:textarea-vertical-align="middle" fo:padding-top="0.151cm" fo:padding-bottom="0.151cm" fo:padding-left="0.276cm" fo:padding-right="0.276cm" draw:shadow="hidden" draw:shadow-offset-x="0cm" draw:shadow-offset-y="0cm" draw:shadow-color="#729fcf"/>
    </style:style>
    <style:style style:name="gr2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100%" draw:textarea-horizontal-align="justify" draw:textarea-vertical-align="middle" fo:padding-top="0.151cm" fo:padding-bottom="0.151cm" fo:padding-left="0.276cm" fo:padding-right="0.276cm" draw:shadow="hidden" draw:shadow-offset-x="0cm" draw:shadow-offset-y="0cm" draw:shadow-color="#729fcf"/>
    </style:style>
    <style:style style:name="gr3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3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100%" draw:textarea-horizontal-align="justify" draw:textarea-vertical-align="middle" fo:padding-top="0.151cm" fo:padding-bottom="0.151cm" fo:padding-left="0.276cm" fo:padding-right="0.276cm" draw:shadow="hidden" draw:shadow-offset-x="0cm" draw:shadow-offset-y="0cm" draw:shadow-color="#729fcf"/>
    </style:style>
    <style:style style:name="gr3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3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30%" draw:textarea-horizontal-align="justify" draw:textarea-vertical-align="middle" fo:padding-top="0.151cm" fo:padding-bottom="0.151cm" fo:padding-left="0.276cm" fo:padding-right="0.276cm" draw:shadow="hidden" draw:shadow-offset-x="0cm" draw:shadow-offset-y="0cm" draw:shadow-color="#729fcf"/>
    </style:style>
    <style:style style:name="gr34" style:family="graphic" style:parent-style-name="standard">
      <style:graphic-properties draw:marker-start="Linienspitzen_20_5" draw:marker-start-width="0.3cm" draw:marker-end="Linienspitzen_20_6" draw:marker-end-width="0.3cm" draw:textarea-vertical-align="middle"/>
    </style:style>
    <style:style style:name="gr35" style:family="graphic" style:parent-style-name="standard">
      <style:graphic-properties draw:marker-start="Linienspitzen_20_7" draw:marker-start-width="0.3cm" draw:marker-end="Linienspitzen_20_8" draw:marker-end-width="0.3cm" draw:textarea-vertical-align="middle"/>
    </style:style>
    <style:style style:name="gr36" style:family="graphic" style:parent-style-name="standard">
      <style:graphic-properties draw:marker-start="Linienspitzen_20_9" draw:marker-start-width="0.3cm" draw:marker-end="Linienspitzen_20_10" draw:marker-end-width="0.3cm" draw:textarea-vertical-align="middle"/>
    </style:style>
    <style:style style:name="gr37" style:family="graphic" style:parent-style-name="standard">
      <style:graphic-properties svg:stroke-width="0.2cm" svg:stroke-color="#729fcf" draw:marker-start-width="0.5cm" draw:marker-end-width="0.5cm" draw:textarea-vertical-align="middle" fo:padding-top="0.225cm" fo:padding-bottom="0.225cm" fo:padding-left="0.35cm" fo:padding-right="0.35cm"/>
    </style:style>
    <style:style style:name="gr3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draw:auto-grow-height="false" fo:min-height="1.158cm" fo:min-width="0.145cm" fo:padding-top="0.151cm" fo:padding-bottom="0.151cm" fo:padding-left="0.276cm" fo:padding-right="0.276cm" draw:shadow="hidden" draw:shadow-offset-x="0cm" draw:shadow-offset-y="0cm" draw:shadow-color="#729fcf"/>
    </style:style>
    <style:style style:name="gr3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823cm" fo:min-width="0.037cm" fo:padding-top="0.151cm" fo:padding-bottom="0.151cm" fo:padding-left="0.276cm" fo:padding-right="0.276cm" draw:shadow="visible" draw:shadow-offset-x="0cm" draw:shadow-offset-y="0cm" draw:shadow-color="#729fcf"/>
    </style:style>
    <style:style style:name="gr4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fo:padding-top="0.151cm" fo:padding-bottom="0.151cm" fo:padding-left="0.276cm" fo:padding-right="0.276cm" draw:shadow="hidden" draw:shadow-offset-x="0cm" draw:shadow-offset-y="0cm" draw:shadow-color="#729fcf"/>
    </style:style>
    <style:style style:name="gr4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4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draw:auto-grow-height="false" fo:min-height="1.154cm" fo:min-width="0.19cm" fo:padding-top="0.151cm" fo:padding-bottom="0.151cm" fo:padding-left="0.276cm" fo:padding-right="0.276cm" draw:shadow="hidden" draw:shadow-offset-x="0cm" draw:shadow-offset-y="0cm" draw:shadow-color="#729fcf"/>
    </style:style>
    <style:style style:name="gr4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823cm" fo:min-width="0.076cm" fo:padding-top="0.151cm" fo:padding-bottom="0.151cm" fo:padding-left="0.276cm" fo:padding-right="0.276cm" draw:shadow="visible" draw:shadow-offset-x="0cm" draw:shadow-offset-y="0cm" draw:shadow-color="#729fcf"/>
    </style:style>
    <style:style style:name="gr44"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fo:padding-top="0.151cm" fo:padding-bottom="0.151cm" fo:padding-left="0.276cm" fo:padding-right="0.276cm" draw:shadow="hidden" draw:shadow-offset-x="0cm" draw:shadow-offset-y="0cm" draw:shadow-color="#729fcf"/>
    </style:style>
    <style:style style:name="gr45"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46" style:family="graphic" style:parent-style-name="standard">
      <style:graphic-properties draw:marker-start="Linienspitzen_20_12" draw:marker-start-width="0.3cm" draw:marker-end="Linienspitzen_20_13" draw:marker-end-width="0.3cm" draw:textarea-vertical-align="middle"/>
    </style:style>
    <style:style style:name="gr47" style:family="graphic" style:parent-style-name="standard">
      <style:graphic-properties draw:marker-start="Linienspitzen_20_14" draw:marker-start-width="0.3cm" draw:marker-end="Linienspitzen_20_15" draw:marker-end-width="0.3cm" draw:textarea-vertical-align="middle"/>
    </style:style>
    <style:style style:name="gr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draw:shadow="hidden" draw:shadow-offset-x="0cm" draw:shadow-offset-y="0cm" draw:shadow-color="#729fcf"/>
    </style:style>
    <style:style style:name="gr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51" style:family="graphic" style:parent-style-name="standard" style:list-style-name="L1">
      <style:graphic-properties draw:stroke="solid" svg:stroke-width="0.035cm" svg:stroke-color="#ffffff" draw:marker-start="" draw:marker-start-width="0.252cm" draw:marker-start-center="false" draw:marker-end="" draw:marker-end-width="0.252cm" draw:marker-end-center="false" draw:fill="none" draw:fill-color="#c5cae9" draw:opacity="60%" draw:textarea-horizontal-align="justify" draw:textarea-vertical-align="middle" draw:auto-grow-height="false" fo:min-height="0.008cm" fo:min-width="0.251cm" fo:padding-top="0.142cm" fo:padding-bottom="0.142cm" fo:padding-left="0.267cm" fo:padding-right="0.267cm" fo:wrap-option="no-wrap" draw:shadow="hidden" draw:shadow-offset-x="0.071cm" draw:shadow-offset-y="0.071cm" draw:shadow-color="#2196f3"/>
    </style:style>
    <style:style style:name="gr52" style:family="graphic" style:parent-style-name="standard">
      <style:graphic-properties draw:marker-start="Linienspitzen_20_16" draw:marker-start-width="0.3cm" draw:marker-end="Linienspitzen_20_17" draw:marker-end-width="0.3cm" draw:textarea-vertical-align="middle"/>
    </style:style>
    <style:style style:name="gr5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5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128cm" fo:min-width="0cm" fo:padding-top="0.151cm" fo:padding-bottom="0.151cm" fo:padding-left="0.276cm" fo:padding-right="0.276cm" draw:shadow="hidden" draw:shadow-offset-x="0cm" draw:shadow-offset-y="0cm" draw:shadow-color="#729fcf"/>
    </style:style>
    <style:style style:name="gr5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draw:shadow="hidden" draw:shadow-offset-x="0cm" draw:shadow-offset-y="0cm" draw:shadow-color="#729fcf"/>
    </style:style>
    <style:style style:name="gr5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5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draw:shadow="hidden" draw:shadow-offset-x="0cm" draw:shadow-offset-y="0cm" draw:shadow-color="#729fcf"/>
    </style:style>
    <style:style style:name="gr5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5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draw:shadow="hidden" draw:shadow-offset-x="0cm" draw:shadow-offset-y="0cm" draw:shadow-color="#729fcf"/>
    </style:style>
    <style:style style:name="gr6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6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draw:shadow="hidden" draw:shadow-offset-x="0cm" draw:shadow-offset-y="0cm" draw:shadow-color="#729fcf"/>
    </style:style>
    <style:style style:name="gr62" style:family="graphic" style:parent-style-name="standard">
      <style:graphic-properties draw:marker-start="Linienspitzen_20_18" draw:marker-start-width="0.3cm" draw:marker-end="Linienspitzen_20_19" draw:marker-end-width="0.3cm" draw:textarea-vertical-align="middle"/>
    </style:style>
    <style:style style:name="gr6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532cm" fo:min-width="2.198cm" fo:padding-top="0.151cm" fo:padding-bottom="0.151cm" fo:padding-left="0.276cm" fo:padding-right="0.276cm" draw:shadow="hidden" draw:shadow-offset-x="0cm" draw:shadow-offset-y="0cm" draw:shadow-color="#729fcf"/>
    </style:style>
    <style:style style:name="gr6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1.97cm" fo:padding-top="0.151cm" fo:padding-bottom="0.151cm" fo:padding-left="0.276cm" fo:padding-right="0.276cm" draw:shadow="hidden" draw:shadow-offset-x="0cm" draw:shadow-offset-y="0cm" draw:shadow-color="#729fcf"/>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198cm" fo:min-width="0.136cm" fo:padding-top="0.151cm" fo:padding-bottom="0.151cm" fo:padding-left="0.276cm" fo:padding-right="0.276cm" draw:shadow="visible" draw:shadow-offset-x="0cm" draw:shadow-offset-y="0cm" draw:shadow-color="#729fcf"/>
    </style:style>
    <style:style style:name="gr66" style:family="graphic" style:parent-style-name="standard" style:list-style-name="L1">
      <style:graphic-properties draw:stroke="solid" svg:stroke-width="0.053cm" svg:stroke-color="#ffffff" draw:marker-start="" draw:marker-start-width="0.177cm" draw:marker-start-center="false" draw:marker-end="Linienspitzen_20_2"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68" style:family="graphic" style:parent-style-name="standard" style:list-style-name="L1">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69" style:family="graphic" style:parent-style-name="standard" style:list-style-name="L1">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70" style:family="graphic" style:parent-style-name="standard" style:list-style-name="L1">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1.344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5.057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8cm" fo:min-width="2.15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2.153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4.007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0.82cm" fo:min-width="0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3.732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8cm" fo:min-width="4.58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5cm" fo:min-width="7.4cm"/>
      <style:paragraph-properties style:writing-mode="lr-tb"/>
    </style:style>
    <style:style style:name="gr88" style:family="graphic" style:parent-style-name="objectwithoutfill">
      <style:graphic-properties svg:stroke-width="0.2cm" svg:stroke-color="#ffb66c" draw:marker-start-width="0.5cm" draw:marker-end-width="0.5cm" draw:fill="none" draw:textarea-vertical-align="middle" fo:padding-top="0.225cm" fo:padding-bottom="0.225cm" fo:padding-left="0.35cm" fo:padding-right="0.35cm"/>
    </style:style>
    <style:style style:name="gr89" style:family="graphic" style:parent-style-name="standard">
      <style:graphic-properties svg:stroke-color="#2a6099" draw:fill="solid" draw:fill-color="#2a6099" draw:textarea-horizontal-align="justify" draw:textarea-vertical-align="middle" draw:auto-grow-height="false" fo:min-height="0cm" fo:min-width="0cm"/>
    </style:style>
    <style:style style:name="gr90" style:family="graphic" style:parent-style-name="standard">
      <style:graphic-properties draw:fill="solid" draw:fill-color="#ffff00" draw:textarea-horizontal-align="justify" draw:textarea-vertical-align="middle" draw:auto-grow-height="false" fo:min-height="0cm" fo:min-width="0cm"/>
    </style:style>
    <style:style style:name="gr91" style:family="graphic" style:parent-style-name="standard">
      <style:graphic-properties draw:fill="solid" draw:fill-color="#ff0000" draw:textarea-horizontal-align="justify" draw:textarea-vertical-align="middle" draw:auto-grow-height="false" fo:min-height="0cm" fo:min-width="0cm"/>
    </style:style>
    <style:style style:name="gr92" style:family="graphic" style:parent-style-name="standard">
      <style:graphic-properties draw:fill="solid" draw:fill-color="#2a6099" draw:textarea-horizontal-align="justify" draw:textarea-vertical-align="middle" draw:auto-grow-height="false" fo:min-height="0cm" fo:min-width="0cm"/>
    </style:style>
    <style:style style:name="gr93" style:family="graphic" style:parent-style-name="standard">
      <style:graphic-properties draw:textarea-horizontal-align="justify" draw:textarea-vertical-align="middle" draw:auto-grow-height="false" fo:min-height="1.216cm" fo:min-width="0.288cm"/>
    </style:style>
    <style:style style:name="gr94" style:family="graphic" style:parent-style-name="standard">
      <style:graphic-properties draw:textarea-horizontal-align="justify" draw:textarea-vertical-align="middle" draw:auto-grow-height="false" fo:min-height="0.788cm" fo:min-width="1.582cm"/>
    </style:style>
    <style:style style:name="gr95" style:family="graphic" style:parent-style-name="objectwithoutfill">
      <style:graphic-properties svg:stroke-width="0.2cm" svg:stroke-color="#729fcf" draw:marker-start-width="0.5cm" draw:marker-end-width="0.5cm" draw:fill="none" draw:textarea-vertical-align="middle" fo:padding-top="0.225cm" fo:padding-bottom="0.225cm" fo:padding-left="0.35cm" fo:padding-right="0.35cm"/>
    </style:style>
    <style:style style:name="gr96" style:family="graphic" style:parent-style-name="standard">
      <style:graphic-properties draw:textarea-horizontal-align="justify" draw:textarea-vertical-align="middle" draw:auto-grow-height="false" fo:min-height="1.322cm" fo:min-width="0.222cm"/>
    </style:style>
    <style:style style:name="gr97"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98" style:family="graphic" style:parent-style-name="objectwithoutfill">
      <style:graphic-properties svg:stroke-width="0.1cm" svg:stroke-color="#808080" draw:marker-start-width="0.35cm" draw:marker-end="" draw:marker-end-width="0.45cm" draw:fill="none" draw:textarea-vertical-align="middle" fo:padding-top="0.175cm" fo:padding-bottom="0.175cm" fo:padding-left="0.3cm" fo:padding-right="0.3cm"/>
    </style:style>
    <style:style style:name="gr99"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100" style:family="graphic" style:parent-style-name="standard">
      <style:graphic-properties draw:fill="solid" draw:fill-color="#81d41a" draw:textarea-horizontal-align="justify" draw:textarea-vertical-align="middle" draw:auto-grow-height="false" fo:min-height="0cm" fo:min-width="0cm"/>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3.207cm"/>
      <style:paragraph-properties style:writing-mode="lr-tb"/>
    </style:style>
    <style:style style:name="gr102" style:family="graphic" style:parent-style-name="objectwithoutfill">
      <style:graphic-properties draw:stroke="dash" draw:stroke-dash="Dot" svg:stroke-width="0.2cm" svg:stroke-color="#999999" draw:marker-start-width="0.5cm" draw:marker-end-width="0.5cm" draw:fill="none" draw:textarea-vertical-align="middle" fo:padding-top="0.225cm" fo:padding-bottom="0.225cm" fo:padding-left="0.35cm" fo:padding-right="0.35cm"/>
    </style:style>
    <style:style style:name="gr10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04" style:family="graphic" style:parent-style-name="objectwithoutfill">
      <style:graphic-properties svg:stroke-color="#ff4000" draw:marker-end="Linienspitzen_20_20" draw:marker-end-width="0.3cm" draw:fill="none" draw:textarea-vertical-align="middle"/>
    </style:style>
    <style:style style:name="P1"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b2b2b2"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b66c"/>
      <style:paragraph-properties fo:text-align="center"/>
    </style:style>
    <style:style style:name="P4" style:family="paragraph">
      <loext:graphic-properties draw:fill="solid" draw:fill-color="#c9211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c9211e"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none"/>
      <style:paragraph-properties fo:text-align="center"/>
    </style:style>
    <style:style style:name="P7"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80808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style>
    <style:style style:name="P11"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c5cae9" draw:opacity="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729fc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style:paragraph-properties style:writing-mode="lr-tb"/>
    </style:style>
    <style:style style:name="P19" style:family="paragraph">
      <loext:graphic-properties draw:fill="solid" draw:fill-color="#2a6099"/>
      <style:paragraph-properties fo:text-align="center"/>
    </style:style>
    <style:style style:name="P20" style:family="paragraph">
      <loext:graphic-properties draw:fill="solid" draw:fill-color="#ffff00"/>
      <style:paragraph-properties fo:text-align="center"/>
    </style:style>
    <style:style style:name="P21" style:family="paragraph">
      <loext:graphic-properties draw:fill="solid" draw:fill-color="#ff0000"/>
      <style:paragraph-properties fo:text-align="center"/>
    </style:style>
    <style:style style:name="P22" style:family="paragraph">
      <loext:graphic-properties draw:fill="solid" draw:fill-color="#81d41a"/>
      <style:paragraph-properties fo:text-align="center"/>
    </style:style>
    <style:style style:name="P2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name="laptop" xml:id="id8" draw:id="id8">
          <draw:custom-shape draw:style-name="gr1" draw:text-style-name="P1" draw:layer="layout" svg:width="2.5cm" svg:height="1.75cm" svg:x="6.95cm" svg:y="15.85cm">
            <text:p/>
            <draw:enhanced-geometry svg:viewBox="0 0 21600 21600" draw:mirror-horizontal="false" draw:mirror-vertical="false" draw:type="rectangle" draw:enhanced-path="M 0 0 L 21600 0 21600 21600 0 21600 0 0 Z N"/>
          </draw:custom-shape>
          <draw:rect draw:style-name="gr2" draw:text-style-name="P2" draw:layer="layout" svg:width="2cm" svg:height="1.25cm" svg:x="7.2cm" svg:y="16.1cm">
            <text:p/>
          </draw:rect>
          <draw:custom-shape draw:style-name="gr3" draw:text-style-name="P1" draw:layer="layout" svg:width="3cm" svg:height="0.75cm" svg:x="6.7cm" svg:y="17.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0.5cm" svg:height="0.13cm" svg:x="7.95cm" svg:y="18.1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1" draw:layer="layout" svg:width="2.5cm" svg:height="0.38cm" svg:x="6.95cm" svg:y="17.7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_0" xml:id="id10" draw:id="id10">
          <draw:custom-shape draw:style-name="gr6" draw:text-style-name="P1" draw:layer="layout" svg:width="2.5cm" svg:height="1.75cm" svg:x="24.5cm" svg:y="15.75cm">
            <text:p/>
            <draw:enhanced-geometry svg:viewBox="0 0 21600 21600" draw:mirror-horizontal="false" draw:mirror-vertical="false" draw:type="rectangle" draw:enhanced-path="M 0 0 L 21600 0 21600 21600 0 21600 0 0 Z N"/>
          </draw:custom-shape>
          <draw:rect draw:style-name="gr7" draw:text-style-name="P2" draw:layer="layout" svg:width="2cm" svg:height="1.25cm" svg:x="24.75cm" svg:y="16cm">
            <text:p/>
          </draw:rect>
          <draw:custom-shape draw:style-name="gr8" draw:text-style-name="P1" draw:layer="layout" svg:width="3cm" svg:height="0.75cm" svg:x="24.25cm" svg:y="17.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2" draw:layer="layout" svg:width="0.5cm" svg:height="0.13cm" svg:x="25.5cm" svg:y="1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draw:text-style-name="P1" draw:layer="layout" svg:width="2.5cm" svg:height="0.38cm" svg:x="24.5cm" svg:y="17.6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1" draw:text-style-name="P3" xml:id="id5" draw:id="id5" draw:layer="layout" svg:width="1cm" svg:height="0.75cm" svg:x="5.75cm" svg:y="3.5cm">
          <text:p/>
          <draw:enhanced-geometry svg:viewBox="0 0 21600 21600" draw:type="rectangle" draw:enhanced-path="M 0 0 L 21600 0 21600 21600 0 21600 0 0 Z N"/>
        </draw:custom-shape>
        <draw:custom-shape draw:style-name="gr12" draw:text-style-name="P3" xml:id="id6" draw:id="id6" draw:layer="layout" svg:width="1cm" svg:height="0.8cm" svg:x="22.1cm" svg:y="3.4cm">
          <text:p/>
          <draw:enhanced-geometry svg:viewBox="0 0 21600 21600" draw:type="rectangle" draw:enhanced-path="M 0 0 L 21600 0 21600 21600 0 21600 0 0 Z N"/>
        </draw:custom-shape>
        <draw:g draw:name="modem" xml:id="id13" draw:id="id13">
          <draw:custom-shape draw:style-name="gr13" draw:text-style-name="P4" draw:layer="layout" svg:width="1.75cm" svg:height="0.833cm" svg:x="21.75cm" svg:y="7.95cm">
            <text:p/>
            <draw:enhanced-geometry svg:viewBox="0 0 21600 21600" draw:type="rectangle" draw:enhanced-path="M 0 0 L 21600 0 21600 21600 0 21600 0 0 Z N"/>
          </draw:custom-shape>
          <draw:custom-shape draw:style-name="gr14" draw:text-style-name="P4" draw:layer="layout" svg:width="1.604cm" svg:height="0.083cm" svg:x="21.823cm" svg:y="8.867cm">
            <text:p/>
            <draw:enhanced-geometry svg:viewBox="0 0 21600 21600" draw:type="rectangle" draw:enhanced-path="M 0 0 L 21600 0 21600 21600 0 21600 0 0 Z N"/>
          </draw:custom-shape>
          <draw:custom-shape draw:style-name="gr15" draw:text-style-name="P5" draw:layer="layout" svg:width="0.437cm" svg:height="0.5cm" svg:x="22.99cm" svg:y="8.117cm">
            <text:p/>
            <draw:enhanced-geometry svg:viewBox="0 0 21600 21600" draw:type="rectangle" draw:enhanced-path="M 0 0 L 21600 0 21600 21600 0 21600 0 0 Z N"/>
          </draw:custom-shape>
          <draw:custom-shape draw:style-name="gr16" draw:text-style-name="P4" draw:layer="layout" svg:width="0.291cm" svg:height="0.333cm" svg:x="23.063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17" draw:text-style-name="P4" draw:layer="layout" svg:width="0.073cm" svg:height="0.084cm" svg:x="21.896cm" svg:y="8.283cm">
            <text:p/>
          </draw:ellipse>
          <draw:ellipse draw:style-name="gr18" draw:text-style-name="P4" draw:layer="layout" svg:width="0.073cm" svg:height="0.084cm" svg:x="22.188cm" svg:y="8.283cm">
            <text:p/>
          </draw:ellipse>
          <draw:ellipse draw:style-name="gr19" draw:text-style-name="P4" draw:layer="layout" svg:width="0.073cm" svg:height="0.084cm" svg:x="22.042cm" svg:y="8.283cm">
            <text:p/>
          </draw:ellipse>
          <draw:ellipse draw:style-name="gr20" draw:text-style-name="P4" draw:layer="layout" svg:width="0.073cm" svg:height="0.084cm" svg:x="22.333cm" svg:y="8.283cm">
            <text:p/>
          </draw:ellipse>
          <draw:custom-shape draw:style-name="gr21" draw:text-style-name="P4" draw:layer="layout" svg:width="0.146cm" svg:height="0.333cm" svg:x="23.135cm" svg:y="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4" draw:layer="layout" svg:x1="23.063cm" svg:y1="8.367cm" svg:x2="23.355cm" svg:y2="8.367cm">
            <text:p/>
          </draw:line>
          <draw:line draw:style-name="gr23" draw:text-style-name="P4" draw:layer="layout" svg:x1="23.208cm" svg:y1="8.2cm" svg:x2="23.208cm" svg:y2="8.533cm">
            <text:p/>
          </draw:line>
        </draw:g>
        <draw:connector draw:style-name="gr24" draw:text-style-name="P6" draw:layer="layout" draw:type="line" svg:x1="22.6cm" svg:y1="7.65cm" svg:x2="22.6cm" svg:y2="5.4cm" draw:start-shape="id1" draw:start-glue-point="0" draw:end-shape="id2" draw:end-glue-point="2" svg:d="M22600 7650v-2250" svg:viewBox="0 0 1 2251">
          <text:p/>
        </draw:connector>
        <draw:g draw:name="wireless-access-point">
          <draw:line draw:style-name="gr25" draw:text-style-name="P7" draw:layer="layout" svg:x1="3.35cm" svg:y1="9.656cm" svg:x2="3.35cm" svg:y2="10.182cm">
            <text:p/>
          </draw:line>
          <draw:custom-shape draw:style-name="gr26" draw:text-style-name="P7" draw:layer="layout" svg:width="0.5cm" svg:height="2.199cm" svg:x="3.1cm" svg:y="9.943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27" draw:text-style-name="P8" draw:layer="layout" svg:width="0.5cm" svg:height="0.882cm" svg:x="3.1cm" svg:y="9.022cm" draw:kind="arc" draw:start-angle="326.77" draw:end-angle="32.36">
            <text:p/>
          </draw:ellipse>
          <draw:ellipse draw:style-name="gr28" draw:text-style-name="P7" draw:layer="layout" svg:width="0.5cm" svg:height="0.882cm" svg:x="3.1cm" svg:y="9.022cm" draw:kind="arc" draw:start-angle="147.58" draw:end-angle="213.24">
            <text:p/>
          </draw:ellipse>
          <draw:ellipse draw:style-name="gr29" draw:text-style-name="P8" draw:layer="layout" svg:width="0.75cm" svg:height="1.318cm" svg:x="2.975cm" svg:y="8.788cm" draw:kind="arc" draw:start-angle="326.77" draw:end-angle="32.36">
            <text:p/>
          </draw:ellipse>
          <draw:ellipse draw:style-name="gr30" draw:text-style-name="P7" draw:layer="layout" svg:width="0.75cm" svg:height="1.318cm" svg:x="2.975cm" svg:y="8.788cm" draw:kind="arc" draw:start-angle="147.58" draw:end-angle="213.24">
            <text:p/>
          </draw:ellipse>
          <draw:ellipse draw:style-name="gr31" draw:text-style-name="P8" draw:layer="layout" svg:width="1.125cm" svg:height="1.98cm" svg:x="2.725cm" svg:y="8.44cm" draw:kind="arc" draw:start-angle="326.77" draw:end-angle="32.36">
            <text:p/>
          </draw:ellipse>
          <draw:ellipse draw:style-name="gr32" draw:text-style-name="P7" draw:layer="layout" svg:width="1.125cm" svg:height="1.98cm" svg:x="2.85cm" svg:y="8.44cm" draw:kind="arc" draw:start-angle="147.63" draw:end-angle="213.21">
            <text:p/>
          </draw:ellipse>
          <draw:ellipse draw:style-name="gr33" draw:text-style-name="P9" draw:layer="layout" svg:width="0.25cm" svg:height="0.44cm" svg:x="3.225cm" svg:y="9.226cm">
            <text:p/>
          </draw:ellipse>
        </draw:g>
        <draw:line draw:style-name="gr34" draw:text-style-name="P10" draw:layer="layout" svg:x1="10cm" svg:y1="17.75cm" svg:x2="15.35cm" svg:y2="16.2cm">
          <text:p/>
        </draw:line>
        <draw:line draw:style-name="gr35" draw:text-style-name="P10" draw:layer="layout" svg:x1="4.6cm" svg:y1="9.8cm" svg:x2="15.55cm" svg:y2="15.5cm">
          <text:p/>
        </draw:line>
        <draw:line draw:style-name="gr36" draw:text-style-name="P10" draw:layer="layout" svg:x1="16.45cm" svg:y1="15.55cm" svg:x2="21.65cm" svg:y2="9.05cm">
          <text:p/>
        </draw:line>
        <draw:connector draw:style-name="gr37" draw:text-style-name="P10" draw:layer="layout" svg:x1="8cm" svg:y1="3.875cm" svg:x2="21.4cm" svg:y2="8.475cm" draw:start-shape="id3" draw:start-glue-point="1" draw:end-shape="id4" draw:end-glue-point="3" svg:d="M8000 3875h6700v4600h6700" svg:viewBox="0 0 13401 4601">
          <text:p/>
        </draw:connector>
        <draw:g draw:name="smart-phone">
          <draw:custom-shape draw:style-name="gr38" draw:text-style-name="P1" draw:layer="layout" svg:width="0.737cm" svg:height="1.5cm" svg:x="18cm" svg:y="6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 draw:layer="layout" svg:width="0.589cm" svg:height="1.125cm" svg:x="18.074cm" svg:y="6.15cm">
            <text:p/>
            <draw:enhanced-geometry svg:viewBox="0 0 21600 21600" draw:mirror-horizontal="false" draw:mirror-vertical="false" draw:type="rectangle" draw:enhanced-path="M 0 0 L 21600 0 21600 21600 0 21600 0 0 Z N"/>
          </draw:custom-shape>
          <draw:line draw:style-name="gr40" draw:text-style-name="P1" draw:layer="layout" svg:x1="18.221cm" svg:y1="6.075cm" svg:x2="18.516cm" svg:y2="6.075cm">
            <text:p/>
          </draw:line>
          <draw:custom-shape draw:style-name="gr41" draw:text-style-name="P2" draw:layer="layout" svg:width="0.147cm" svg:height="0.149cm" svg:x="18.295cm" svg:y="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smart-phone_0">
          <draw:custom-shape draw:style-name="gr42" draw:text-style-name="P1" draw:layer="layout" svg:width="0.786cm" svg:height="1.5cm" svg:x="10.714cm" svg:y="5.75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0.628cm" svg:height="1.125cm" svg:x="10.793cm" svg:y="5.9cm">
            <text:p/>
            <draw:enhanced-geometry svg:viewBox="0 0 21600 21600" draw:mirror-horizontal="false" draw:mirror-vertical="false" draw:type="rectangle" draw:enhanced-path="M 0 0 L 21600 0 21600 21600 0 21600 0 0 Z N"/>
          </draw:custom-shape>
          <draw:line draw:style-name="gr44" draw:text-style-name="P1" draw:layer="layout" svg:x1="10.95cm" svg:y1="5.825cm" svg:x2="11.264cm" svg:y2="5.825cm">
            <text:p/>
          </draw:line>
          <draw:custom-shape draw:style-name="gr45" draw:text-style-name="P2" draw:layer="layout" svg:width="0.158cm" svg:height="0.15cm" svg:x="11.028cm" svg:y="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6" draw:text-style-name="P10" draw:layer="layout" svg:x1="10.4cm" svg:y1="6.65cm" svg:x2="4.6cm" svg:y2="8.95cm">
          <text:p/>
        </draw:line>
        <draw:line draw:style-name="gr47" draw:text-style-name="P10" draw:layer="layout" svg:x1="17.532cm" svg:y1="6.832cm" svg:x2="4.5cm" svg:y2="9.5cm">
          <text:p/>
        </draw:line>
        <draw:g draw:name="cloud-server">
          <draw:rect draw:style-name="gr48" draw:text-style-name="P11" draw:layer="layout" svg:width="2cm" svg:height="2.5cm" svg:x="2.3cm" svg:y="13.35cm">
            <text:p/>
          </draw:rect>
          <draw:line draw:style-name="gr49" draw:text-style-name="P12" draw:layer="layout" svg:x1="2.7cm" svg:y1="15.475cm" svg:x2="3.9cm" svg:y2="15.475cm">
            <text:p/>
          </draw:line>
          <draw:line draw:style-name="gr50" draw:text-style-name="P12" draw:layer="layout" svg:x1="2.7cm" svg:y1="15.35cm" svg:x2="3.9cm" svg:y2="15.35cm">
            <text:p/>
          </draw:line>
          <draw:custom-shape draw:name="Bubble-6_0" draw:style-name="gr51" draw:text-style-name="P13" draw:layer="layout" svg:width="1.2cm" svg:height="0.45cm" svg:x="2.7cm" svg:y="13.7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52" draw:text-style-name="P10" draw:layer="layout" svg:x1="3.25cm" svg:y1="12.25cm" svg:x2="3.25cm" svg:y2="13.25cm">
          <text:p/>
        </draw:line>
        <draw:g draw:name="wireless-access-point_0">
          <draw:line draw:style-name="gr53" draw:text-style-name="P12" draw:layer="layout" svg:x1="16.1cm" svg:y1="16.24cm" svg:x2="16.1cm" svg:y2="16.442cm">
            <text:p/>
          </draw:line>
          <draw:custom-shape draw:style-name="gr54" draw:text-style-name="P11" draw:layer="layout" svg:width="0.25cm" svg:height="0.846cm" svg:x="15.975cm" svg:y="16.354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55" draw:text-style-name="P14" draw:layer="layout" svg:width="0.25cm" svg:height="0.338cm" svg:x="15.975cm" svg:y="15.997cm" draw:kind="arc" draw:start-angle="326.77" draw:end-angle="32.36">
            <text:p/>
          </draw:ellipse>
          <draw:ellipse draw:style-name="gr56" draw:text-style-name="P15" draw:layer="layout" svg:width="0.25cm" svg:height="0.338cm" svg:x="15.975cm" svg:y="15.997cm" draw:kind="arc" draw:start-angle="147.58" draw:end-angle="213.24">
            <text:p/>
          </draw:ellipse>
          <draw:ellipse draw:style-name="gr57" draw:text-style-name="P14" draw:layer="layout" svg:width="0.374cm" svg:height="0.507cm" svg:x="15.913cm" svg:y="15.906cm" draw:kind="arc" draw:start-angle="326.77" draw:end-angle="32.36">
            <text:p/>
          </draw:ellipse>
          <draw:ellipse draw:style-name="gr58" draw:text-style-name="P15" draw:layer="layout" svg:width="0.374cm" svg:height="0.507cm" svg:x="15.913cm" svg:y="15.906cm" draw:kind="arc" draw:start-angle="147.58" draw:end-angle="213.24">
            <text:p/>
          </draw:ellipse>
          <draw:ellipse draw:style-name="gr59" draw:text-style-name="P14" draw:layer="layout" svg:width="0.563cm" svg:height="0.761cm" svg:x="15.787cm" svg:y="15.773cm" draw:kind="arc" draw:start-angle="326.77" draw:end-angle="32.36">
            <text:p/>
          </draw:ellipse>
          <draw:ellipse draw:style-name="gr60" draw:text-style-name="P15" draw:layer="layout" svg:width="0.563cm" svg:height="0.761cm" svg:x="15.85cm" svg:y="15.773cm" draw:kind="arc" draw:start-angle="147.63" draw:end-angle="213.21">
            <text:p/>
          </draw:ellipse>
          <draw:ellipse draw:style-name="gr61" draw:text-style-name="P16" draw:layer="layout" svg:width="0.126cm" svg:height="0.169cm" svg:x="16.037cm" svg:y="16.075cm">
            <text:p/>
          </draw:ellipse>
        </draw:g>
        <draw:line draw:style-name="gr62" draw:text-style-name="P10" draw:layer="layout" svg:x1="16.7cm" svg:y1="16.25cm" svg:x2="23.45cm" svg:y2="17.55cm">
          <text:p/>
        </draw:line>
        <draw:g draw:name="router">
          <draw:custom-shape draw:style-name="gr63" draw:text-style-name="P11" draw:layer="layout" svg:width="2.75cm" svg:height="0.834cm" svg:x="14.85cm" svg:y="17.2cm">
            <text:p/>
            <draw:enhanced-geometry svg:viewBox="0 0 21600 21600" draw:type="rectangle" draw:enhanced-path="M 0 0 L 21600 0 21600 21600 0 21600 0 0 Z N"/>
          </draw:custom-shape>
          <draw:custom-shape draw:style-name="gr64" draw:text-style-name="P11" draw:layer="layout" svg:width="2.522cm" svg:height="0.083cm" svg:x="14.964cm" svg:y="18.117cm">
            <text:p/>
            <draw:enhanced-geometry svg:viewBox="0 0 21600 21600" draw:type="rectangle" draw:enhanced-path="M 0 0 L 21600 0 21600 21600 0 21600 0 0 Z N"/>
          </draw:custom-shape>
          <draw:custom-shape draw:style-name="gr65" draw:text-style-name="P17" draw:layer="layout" svg:width="0.688cm" svg:height="0.5cm" svg:x="16.798cm" svg:y="17.366cm">
            <text:p/>
            <draw:enhanced-geometry svg:viewBox="0 0 21600 21600" draw:type="rectangle" draw:enhanced-path="M 0 0 L 21600 0 21600 21600 0 21600 0 0 Z N"/>
          </draw:custom-shape>
          <draw:line draw:style-name="gr66" draw:text-style-name="P12" draw:layer="layout" svg:x1="16.867cm" svg:y1="17.617cm" svg:x2="17.096cm" svg:y2="17.617cm">
            <text:p/>
          </draw:line>
          <draw:polygon draw:style-name="gr67" draw:text-style-name="P11" draw:layer="layout" svg:width="0.343cm" svg:height="0.216cm" svg:x="14.965cm" svg:y="17.667cm" svg:viewBox="0 0 344 217" draw:points="0,167 0,0 344,0 344,167 229,167 229,216 115,217 115,167">
            <text:p/>
          </draw:polygon>
          <draw:line draw:style-name="gr68" draw:text-style-name="P12" draw:layer="layout" svg:x1="17.188cm" svg:y1="17.617cm" svg:x2="17.417cm" svg:y2="17.617cm">
            <text:p/>
          </draw:line>
          <draw:line draw:style-name="gr69" draw:text-style-name="P12" draw:layer="layout" svg:x1="17.142cm" svg:y1="17.433cm" svg:x2="17.142cm" svg:y2="17.6cm">
            <text:p/>
          </draw:line>
          <draw:line draw:style-name="gr70" draw:text-style-name="P12" draw:layer="layout" svg:x1="17.142cm" svg:y1="17.8cm" svg:x2="17.142cm" svg:y2="17.633cm">
            <text:p/>
          </draw:line>
          <draw:polygon draw:style-name="gr71" draw:text-style-name="P11" draw:layer="layout" svg:width="0.343cm" svg:height="0.216cm" svg:x="15.882cm" svg:y="17.667cm" svg:viewBox="0 0 344 217" draw:points="0,167 0,0 344,0 344,167 229,167 229,216 115,217 115,167">
            <text:p/>
          </draw:polygon>
          <draw:polygon draw:style-name="gr72" draw:text-style-name="P11" draw:layer="layout" svg:width="0.343cm" svg:height="0.216cm" svg:x="15.425cm" svg:y="17.668cm" svg:viewBox="0 0 344 217" draw:points="0,167 0,0 344,0 344,167 229,167 229,216 115,217 115,167">
            <text:p/>
          </draw:polygon>
          <draw:polygon draw:style-name="gr73" draw:text-style-name="P11" draw:layer="layout" svg:width="0.343cm" svg:height="0.216cm" svg:x="16.342cm" svg:y="17.669cm" svg:viewBox="0 0 344 217" draw:points="0,167 0,0 344,0 344,167 229,167 229,216 115,217 115,167">
            <text:p/>
          </draw:polygon>
          <draw:polygon draw:style-name="gr74" draw:text-style-name="P11" draw:layer="layout" svg:width="0.343cm" svg:height="0.216cm" svg:x="14.965cm" svg:y="17.369cm" svg:viewBox="0 0 344 217" draw:points="0,167 0,0 344,0 344,167 229,167 229,216 115,217 115,167">
            <text:p/>
          </draw:polygon>
          <draw:polygon draw:style-name="gr75" draw:text-style-name="P11" draw:layer="layout" svg:width="0.343cm" svg:height="0.216cm" svg:x="15.882cm" svg:y="17.369cm" svg:viewBox="0 0 344 217" draw:points="0,167 0,0 344,0 344,167 229,167 229,216 115,217 115,167">
            <text:p/>
          </draw:polygon>
          <draw:polygon draw:style-name="gr76" draw:text-style-name="P11" draw:layer="layout" svg:width="0.343cm" svg:height="0.216cm" svg:x="15.425cm" svg:y="17.37cm" svg:viewBox="0 0 344 217" draw:points="0,167 0,0 344,0 344,167 229,167 229,216 115,217 115,167">
            <text:p/>
          </draw:polygon>
          <draw:polygon draw:style-name="gr77" draw:text-style-name="P11" draw:layer="layout" svg:width="0.343cm" svg:height="0.216cm" svg:x="16.342cm" svg:y="17.371cm" svg:viewBox="0 0 344 217" draw:points="0,167 0,0 344,0 344,167 229,167 229,216 115,217 115,167">
            <text:p/>
          </draw:polygon>
        </draw:g>
        <draw:frame draw:style-name="gr78" draw:text-style-name="P18" draw:layer="layout" svg:width="1.844cm" svg:height="0.962cm" svg:x="5.25cm" svg:y="2.25cm">
          <draw:text-box>
            <text:p>Start</text:p>
          </draw:text-box>
        </draw:frame>
        <draw:frame draw:style-name="gr79" draw:text-style-name="P18" draw:layer="layout" svg:width="1.522cm" svg:height="0.962cm" svg:x="21.75cm" svg:y="2.25cm">
          <draw:text-box>
            <text:p>Ziel</text:p>
          </draw:text-box>
        </draw:frame>
        <draw:frame draw:style-name="gr79" draw:text-style-name="P18" draw:layer="layout" svg:width="1.844cm" svg:height="0.962cm" svg:x="7.2cm" svg:y="18.588cm">
          <draw:text-box>
            <text:p>Start</text:p>
          </draw:text-box>
        </draw:frame>
        <draw:frame draw:style-name="gr80" draw:text-style-name="P18" draw:layer="layout" svg:width="5.557cm" svg:height="0.962cm" svg:x="22.9cm" svg:y="18.95cm">
          <draw:text-box>
            <text:p>Ziel + Auswertung</text:p>
          </draw:text-box>
        </draw:frame>
        <draw:frame draw:style-name="gr81" draw:text-style-name="P18" draw:layer="layout" svg:width="2.653cm" svg:height="1.05cm" svg:x="9.085cm" svg:y="8.888cm">
          <draw:text-box>
            <text:p>Strecke</text:p>
          </draw:text-box>
        </draw:frame>
        <draw:frame draw:style-name="gr82" draw:text-style-name="P18" draw:layer="layout" svg:width="2.653cm" svg:height="0.962cm" svg:x="17cm" svg:y="4.75cm">
          <draw:text-box>
            <text:p>Strecke</text:p>
          </draw:text-box>
        </draw:frame>
        <draw:frame draw:style-name="gr83" draw:text-style-name="P18" draw:layer="layout" svg:width="4.507cm" svg:height="0.962cm" svg:x="1.293cm" svg:y="7.85cm">
          <draw:text-box>
            <text:p>LTE Mobilfunk</text:p>
          </draw:text-box>
        </draw:frame>
        <draw:frame draw:style-name="gr79" draw:text-style-name="P18" draw:layer="layout" svg:width="2.335cm" svg:height="0.962cm" svg:x="15.065cm" svg:y="18.45cm">
          <draw:text-box>
            <text:p>WLAN</text:p>
          </draw:text-box>
        </draw:frame>
        <draw:frame draw:style-name="gr84" draw:text-style-name="P18" draw:layer="layout" svg:width="4cm" svg:height="1.07cm" svg:x="24.6cm" svg:y="7.93cm">
          <draw:text-box>
            <text:p>PI Stoppuhr</text:p>
          </draw:text-box>
        </draw:frame>
        <draw:frame draw:style-name="gr85" draw:text-style-name="P18" draw:layer="layout" svg:width="4.232cm" svg:height="0.962cm" svg:x="10cm" svg:y="4.038cm">
          <draw:text-box>
            <text:p>Blaues Kabel</text:p>
          </draw:text-box>
        </draw:frame>
        <draw:frame draw:style-name="gr86" draw:text-style-name="P18" draw:layer="layout" svg:width="5.087cm" svg:height="1.05cm" svg:x="1.113cm" svg:y="16.2cm">
          <draw:text-box>
            <text:p>GOOGLE Cloud</text:p>
          </draw:text-box>
        </draw:frame>
        <draw:frame draw:style-name="gr87" draw:text-style-name="P18" draw:layer="layout" svg:width="7.9cm" svg:height="1cm" svg:x="11.5cm" svg:y="1.45cm">
          <draw:text-box>
            <text:p>Elzwelle Classic + USB</text:p>
          </draw:text-box>
        </draw:frame>
        <draw:connector draw:style-name="gr88" draw:text-style-name="P6" draw:layer="layout" draw:type="line" svg:x1="6.75cm" svg:y1="3.875cm" svg:x2="7.7cm" svg:y2="3.875cm" draw:start-shape="id5" draw:start-glue-point="1" draw:end-shape="id3" svg:d="M6750 3875h950" svg:viewBox="0 0 951 1">
          <text:p/>
        </draw:connector>
        <draw:connector draw:style-name="gr88" draw:text-style-name="P6" draw:layer="layout" draw:type="line" svg:x1="22.6cm" svg:y1="4.2cm" svg:x2="22.6cm" svg:y2="5.2cm" draw:start-shape="id6" draw:end-shape="id2" draw:end-glue-point="0" svg:d="M22600 4200v1000" svg:viewBox="0 0 1 1001">
          <text:p/>
        </draw:connector>
        <draw:custom-shape draw:style-name="gr89" draw:text-style-name="P19" draw:layer="layout" svg:width="0.3cm" svg:height="0.084cm" svg:x="7.7cm" svg:y="3.916cm">
          <text:p/>
          <draw:enhanced-geometry svg:viewBox="0 0 21600 21600" draw:type="rectangle" draw:enhanced-path="M 0 0 L 21600 0 21600 21600 0 21600 0 0 Z N"/>
        </draw:custom-shape>
        <draw:custom-shape draw:style-name="gr90" draw:text-style-name="P20" xml:id="id3" draw:id="id3" draw:layer="layout" svg:width="0.3cm" svg:height="0.082cm" svg:x="7.7cm" svg:y="3.834cm">
          <text:p/>
          <draw:enhanced-geometry svg:viewBox="0 0 21600 21600" draw:mirror-horizontal="false" draw:mirror-vertical="false" draw:type="rectangle" draw:enhanced-path="M 0 0 L 21600 0 21600 21600 0 21600 0 0 Z N"/>
        </draw:custom-shape>
        <draw:custom-shape draw:style-name="gr91" draw:text-style-name="P21" draw:layer="layout" svg:width="0.3cm" svg:height="0.084cm" svg:x="7.7cm" svg:y="3.75cm">
          <text:p/>
          <draw:enhanced-geometry svg:viewBox="0 0 21600 21600" draw:type="rectangle" draw:enhanced-path="M 0 0 L 21600 0 21600 21600 0 21600 0 0 Z N"/>
        </draw:custom-shape>
        <draw:custom-shape draw:style-name="gr90" draw:text-style-name="P20" xml:id="id2" draw:id="id2" draw:layer="layout" svg:width="0.1cm" svg:height="0.2cm" svg:x="22.55cm" svg:y="5.2cm">
          <text:p/>
          <draw:enhanced-geometry svg:viewBox="0 0 21600 21600" draw:mirror-horizontal="false" draw:mirror-vertical="false" draw:type="rectangle" draw:enhanced-path="M 0 0 L 21600 0 21600 21600 0 21600 0 0 Z N"/>
        </draw:custom-shape>
        <draw:custom-shape draw:style-name="gr92" draw:text-style-name="P19" draw:layer="layout" svg:width="0.1cm" svg:height="0.2cm" svg:x="22.45cm" svg:y="5.2cm">
          <text:p/>
          <draw:enhanced-geometry svg:viewBox="0 0 21600 21600" draw:type="rectangle" draw:enhanced-path="M 0 0 L 21600 0 21600 21600 0 21600 0 0 Z N"/>
        </draw:custom-shape>
        <draw:custom-shape draw:style-name="gr91" draw:text-style-name="P21" draw:layer="layout" svg:width="0.1cm" svg:height="0.2cm" svg:x="22.65cm" svg:y="5.2cm">
          <text:p/>
          <draw:enhanced-geometry svg:viewBox="0 0 21600 21600" draw:type="rectangle" draw:enhanced-path="M 0 0 L 21600 0 21600 21600 0 21600 0 0 Z N"/>
        </draw:custom-shape>
        <draw:custom-shape draw:style-name="gr89" draw:text-style-name="P19" draw:layer="layout" svg:width="0.3cm" svg:height="0.084cm" svg:x="21.4cm" svg:y="8.516cm">
          <text:p/>
          <draw:enhanced-geometry svg:viewBox="0 0 21600 21600" draw:type="rectangle" draw:enhanced-path="M 0 0 L 21600 0 21600 21600 0 21600 0 0 Z N"/>
        </draw:custom-shape>
        <draw:custom-shape draw:style-name="gr90" draw:text-style-name="P20" xml:id="id4" draw:id="id4" draw:layer="layout" svg:width="0.3cm" svg:height="0.082cm" svg:x="21.4cm" svg:y="8.434cm">
          <text:p/>
          <draw:enhanced-geometry svg:viewBox="0 0 21600 21600" draw:mirror-horizontal="false" draw:mirror-vertical="false" draw:type="rectangle" draw:enhanced-path="M 0 0 L 21600 0 21600 21600 0 21600 0 0 Z N"/>
        </draw:custom-shape>
        <draw:custom-shape draw:style-name="gr91" draw:text-style-name="P21" draw:layer="layout" svg:width="0.3cm" svg:height="0.084cm" svg:x="21.4cm" svg:y="8.35cm">
          <text:p/>
          <draw:enhanced-geometry svg:viewBox="0 0 21600 21600" draw:type="rectangle" draw:enhanced-path="M 0 0 L 21600 0 21600 21600 0 21600 0 0 Z N"/>
        </draw:custom-shape>
        <draw:custom-shape draw:style-name="gr90" draw:text-style-name="P20" xml:id="id1" draw:id="id1" draw:layer="layout" svg:width="0.1cm" svg:height="0.25cm" svg:x="22.55cm" svg:y="7.65cm">
          <text:p/>
          <draw:enhanced-geometry svg:viewBox="0 0 21600 21600" draw:mirror-horizontal="false" draw:mirror-vertical="false" draw:type="rectangle" draw:enhanced-path="M 0 0 L 21600 0 21600 21600 0 21600 0 0 Z N"/>
        </draw:custom-shape>
        <draw:custom-shape draw:style-name="gr92" draw:text-style-name="P19" draw:layer="layout" svg:width="0.1cm" svg:height="0.25cm" svg:x="22.45cm" svg:y="7.65cm">
          <text:p/>
          <draw:enhanced-geometry svg:viewBox="0 0 21600 21600" draw:type="rectangle" draw:enhanced-path="M 0 0 L 21600 0 21600 21600 0 21600 0 0 Z N"/>
        </draw:custom-shape>
        <draw:custom-shape draw:style-name="gr91" draw:text-style-name="P21" draw:layer="layout" svg:width="0.1cm" svg:height="0.25cm" svg:x="22.65cm" svg:y="7.65cm">
          <text:p/>
          <draw:enhanced-geometry svg:viewBox="0 0 21600 21600" draw:type="rectangle" draw:enhanced-path="M 0 0 L 21600 0 21600 21600 0 21600 0 0 Z N"/>
        </draw:custom-shape>
        <draw:custom-shape draw:style-name="gr93" draw:text-style-name="P10" xml:id="id7" draw:id="id7" draw:layer="layout" svg:width="0.872cm" svg:height="1.55cm" svg:x="7.778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0" xml:id="id14" draw:id="id14" draw:layer="layout" svg:width="2.2cm" svg:height="1.156cm" svg:x="21.5cm" svg:y="11.6cm">
          <text:p/>
          <draw:enhanced-geometry svg:viewBox="0 0 21600 21600" draw:path-stretchpoint-x="10800" draw:path-stretchpoint-y="10800" draw:text-areas="?f3 ?f4 ?f5 ?f6" draw:type="round-rectangle" draw:modifiers="3789.193190229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5" draw:text-style-name="P6" xml:id="id11" draw:id="id11" draw:layer="layout" draw:type="line" svg:x1="8.194cm" svg:y1="3.956cm" svg:x2="8.193cm" svg:y2="4.432cm" svg:d="M8194 3956l-1 476" svg:viewBox="0 0 2 477">
          <text:p/>
        </draw:connector>
        <draw:connector draw:style-name="gr95" draw:text-style-name="P6" xml:id="id12" draw:id="id12" draw:layer="layout" draw:type="line" svg:x1="20.351cm" svg:y1="8.524cm" svg:x2="20.35cm" svg:y2="9cm" svg:d="M20351 8524l-1 476" svg:viewBox="0 0 2 477">
          <text:p/>
        </draw:connector>
        <draw:custom-shape draw:style-name="gr96" draw:text-style-name="P10" xml:id="id9" draw:id="id9" draw:layer="layout" svg:width="0.8cm" svg:height="1.65cm" svg:x="19.95cm" svg:y="1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7" draw:text-style-name="P6" draw:layer="layout" draw:type="line" svg:x1="8.214cm" svg:y1="14.55cm" svg:x2="8.2cm" svg:y2="15.85cm" draw:start-shape="id7" draw:start-glue-point="2" draw:end-shape="id8" svg:d="M8214 14550l-14 1300" svg:viewBox="0 0 15 1301">
          <text:p/>
        </draw:connector>
        <draw:connector draw:style-name="gr98" draw:text-style-name="P6" draw:layer="layout" svg:x1="20.35cm" svg:y1="16.2cm" svg:x2="25.75cm" svg:y2="18.25cm" draw:start-shape="id9" draw:start-glue-point="2" draw:end-shape="id10" draw:end-glue-point="2" svg:d="M20350 16200v2577h5400v-527" svg:viewBox="0 0 5401 2578">
          <text:p/>
        </draw:connector>
        <draw:connector draw:style-name="gr95" draw:text-style-name="P6" draw:layer="layout" draw:type="line" svg:x1="22.539cm" svg:y1="7.409cm" svg:x2="24.223cm" svg:y2="7.4cm" svg:d="M22539 7409l1684-9" svg:viewBox="0 0 1685 10">
          <text:p/>
        </draw:connector>
        <draw:connector draw:style-name="gr95" draw:text-style-name="P6" draw:layer="layout" draw:type="line" svg:x1="24.128cm" svg:y1="7.391cm" svg:x2="24.094cm" svg:y2="12.128cm" svg:d="M24128 7391l-34 4737" svg:viewBox="0 0 35 4738">
          <text:p/>
        </draw:connector>
        <draw:connector draw:style-name="gr95" draw:text-style-name="P6" draw:layer="layout" draw:type="line" svg:x1="21.083cm" svg:y1="8.55cm" svg:x2="21.107cm" svg:y2="12.128cm" svg:d="M21083 8550l24 3578" svg:viewBox="0 0 25 3579">
          <text:p/>
        </draw:connector>
        <draw:custom-shape draw:style-name="gr89" draw:text-style-name="P19" draw:layer="layout" svg:width="0.3cm" svg:height="0.1cm" svg:x="21.2cm" svg:y="12cm">
          <text:p/>
          <draw:enhanced-geometry svg:viewBox="0 0 21600 21600" draw:type="rectangle" draw:enhanced-path="M 0 0 L 21600 0 21600 21600 0 21600 0 0 Z N"/>
        </draw:custom-shape>
        <draw:custom-shape draw:style-name="gr90" draw:text-style-name="P20" draw:layer="layout" svg:width="0.3cm" svg:height="0.1cm" draw:transform="skewX (0.0698131700797732) translate (21.207cm 11.85cm)">
          <text:p/>
          <draw:enhanced-geometry svg:viewBox="0 0 21600 21600" draw:mirror-horizontal="false" draw:mirror-vertical="false" draw:type="rectangle" draw:enhanced-path="M 0 0 L 21600 0 21600 21600 0 21600 0 0 Z N"/>
        </draw:custom-shape>
        <draw:custom-shape draw:style-name="gr89" draw:text-style-name="P19" draw:layer="layout" svg:width="0.3cm" svg:height="0.1cm" svg:x="23.7cm" svg:y="12cm">
          <text:p/>
          <draw:enhanced-geometry svg:viewBox="0 0 21600 21600" draw:type="rectangle" draw:enhanced-path="M 0 0 L 21600 0 21600 21600 0 21600 0 0 Z N"/>
        </draw:custom-shape>
        <draw:custom-shape draw:style-name="gr90" draw:text-style-name="P20" draw:layer="layout" svg:width="0.3cm" svg:height="0.1cm" svg:x="23.7cm" svg:y="11.85cm">
          <text:p/>
          <draw:enhanced-geometry svg:viewBox="0 0 21600 21600" draw:mirror-horizontal="false" draw:mirror-vertical="false" draw:type="rectangle" draw:enhanced-path="M 0 0 L 21600 0 21600 21600 0 21600 0 0 Z N"/>
        </draw:custom-shape>
        <draw:connector draw:style-name="gr98" draw:text-style-name="P6" draw:layer="layout" svg:x1="22.55cm" svg:y1="12.75cm" svg:x2="25.75cm" svg:y2="15.75cm" draw:end-shape="id10" draw:end-glue-point="0" svg:d="M22550 12750v1237h3200v1763" svg:viewBox="0 0 3201 3001">
          <text:p/>
        </draw:connector>
        <draw:frame draw:style-name="gr99" draw:text-style-name="P18" draw:layer="layout" svg:width="4.6cm" svg:height="1cm" svg:x="22.8cm" svg:y="12.85cm">
          <draw:text-box>
            <text:p>USB Stoppuhr</text:p>
          </draw:text-box>
        </draw:frame>
        <draw:connector draw:style-name="gr97" draw:text-style-name="P6" draw:layer="layout" draw:type="line" svg:x1="8.193cm" svg:y1="4.432cm" svg:x2="8.214cm" svg:y2="13cm" draw:start-shape="id11" draw:start-glue-point="3" draw:end-shape="id7" draw:end-glue-point="0" svg:d="M8193 4432l21 8568" svg:viewBox="0 0 22 8569">
          <text:p/>
        </draw:connector>
        <draw:connector draw:style-name="gr97" draw:text-style-name="P6" draw:layer="layout" draw:type="line" svg:x1="20.35cm" svg:y1="9cm" svg:x2="20.35cm" svg:y2="14.55cm" draw:start-shape="id12" draw:start-glue-point="3" draw:end-shape="id9" draw:end-glue-point="0" svg:d="M20350 9000v5550" svg:viewBox="0 0 1 5551">
          <text:p/>
        </draw:connector>
        <draw:custom-shape draw:style-name="gr100" draw:text-style-name="P22" draw:layer="layout" svg:width="0.1cm" svg:height="0.25cm" svg:x="20.3cm" svg:y="8.95cm">
          <text:p/>
          <draw:enhanced-geometry svg:viewBox="0 0 21600 21600" draw:mirror-horizontal="false" draw:mirror-vertical="false" draw:type="rectangle" draw:enhanced-path="M 0 0 L 21600 0 21600 21600 0 21600 0 0 Z N"/>
        </draw:custom-shape>
        <draw:custom-shape draw:style-name="gr92" draw:text-style-name="P19" draw:layer="layout" svg:width="0.1cm" svg:height="0.25cm" svg:x="20.2cm" svg:y="8.95cm">
          <text:p/>
          <draw:enhanced-geometry svg:viewBox="0 0 21600 21600" draw:type="rectangle" draw:enhanced-path="M 0 0 L 21600 0 21600 21600 0 21600 0 0 Z N"/>
        </draw:custom-shape>
        <draw:custom-shape draw:style-name="gr91" draw:text-style-name="P21" draw:layer="layout" svg:width="0.1cm" svg:height="0.25cm" svg:x="20.4cm" svg:y="8.95cm">
          <text:p/>
          <draw:enhanced-geometry svg:viewBox="0 0 21600 21600" draw:type="rectangle" draw:enhanced-path="M 0 0 L 21600 0 21600 21600 0 21600 0 0 Z N"/>
        </draw:custom-shape>
        <draw:custom-shape draw:style-name="gr100" draw:text-style-name="P22" draw:layer="layout" svg:width="0.1cm" svg:height="0.25cm" svg:x="8.15cm" svg:y="4.4cm">
          <text:p/>
          <draw:enhanced-geometry svg:viewBox="0 0 21600 21600" draw:mirror-horizontal="false" draw:mirror-vertical="false" draw:type="rectangle" draw:enhanced-path="M 0 0 L 21600 0 21600 21600 0 21600 0 0 Z N"/>
        </draw:custom-shape>
        <draw:custom-shape draw:style-name="gr92" draw:text-style-name="P19" draw:layer="layout" svg:width="0.1cm" svg:height="0.25cm" svg:x="8.05cm" svg:y="4.4cm">
          <text:p/>
          <draw:enhanced-geometry svg:viewBox="0 0 21600 21600" draw:type="rectangle" draw:enhanced-path="M 0 0 L 21600 0 21600 21600 0 21600 0 0 Z N"/>
        </draw:custom-shape>
        <draw:custom-shape draw:style-name="gr91" draw:text-style-name="P21" draw:layer="layout" svg:width="0.1cm" svg:height="0.25cm" svg:x="8.25cm" svg:y="4.4cm">
          <text:p/>
          <draw:enhanced-geometry svg:viewBox="0 0 21600 21600" draw:type="rectangle" draw:enhanced-path="M 0 0 L 21600 0 21600 21600 0 21600 0 0 Z N"/>
        </draw:custom-shape>
        <draw:frame draw:style-name="gr101" draw:text-style-name="P18" draw:layer="layout" svg:width="3.707cm" svg:height="0.962cm" svg:x="20.95cm" svg:y="14.738cm">
          <draw:text-box>
            <text:p>20mA Loop</text:p>
          </draw:text-box>
        </draw:frame>
        <draw:frame draw:style-name="gr101" draw:text-style-name="P18" draw:layer="layout" svg:width="3.707cm" svg:height="0.962cm" svg:x="8.5cm" svg:y="14.5cm">
          <draw:text-box>
            <text:p>20mA Loop</text:p>
          </draw:text-box>
        </draw:frame>
        <draw:connector draw:style-name="gr102" draw:text-style-name="P6" draw:layer="layout" draw:type="line" svg:x1="22.625cm" svg:y1="8.95cm" svg:x2="22.6cm" svg:y2="11.6cm" draw:start-shape="id13" draw:start-glue-point="2" draw:end-shape="id14" draw:end-glue-point="0" svg:d="M22625 8950l-25 2650" svg:viewBox="0 0 26 2651">
          <text:p/>
        </draw:connector>
        <draw:frame draw:style-name="gr103" draw:text-style-name="P23" draw:layer="layout" svg:width="4.304cm" svg:height="0.962cm" svg:x="24.4cm" svg:y="9.75cm">
          <draw:text-box>
            <text:p>Option Seriell</text:p>
          </draw:text-box>
        </draw:frame>
        <draw:line draw:style-name="gr104" draw:text-style-name="P6" draw:layer="layout" svg:x1="24.55cm" svg:y1="10.25cm" svg:x2="22.8cm" svg:y2="10.2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0" draw:display-name="Linienspitzen 10" svg:viewBox="0 0 20 20" svg:d="M0 20l10-20 10 20z"/>
    <draw:marker draw:name="Linienspitzen_20_12" draw:display-name="Linienspitzen 12" svg:viewBox="0 0 20 20" svg:d="M0 20l10-20 10 20z"/>
    <draw:marker draw:name="Linienspitzen_20_13" draw:display-name="Linienspitzen 13" svg:viewBox="0 0 20 20" svg:d="M0 20l10-20 10 20z"/>
    <draw:marker draw:name="Linienspitzen_20_14" draw:display-name="Linienspitzen 14" svg:viewBox="0 0 20 20" svg:d="M0 20l10-20 10 20z"/>
    <draw:marker draw:name="Linienspitzen_20_15" draw:display-name="Linienspitzen 15" svg:viewBox="0 0 20 20" svg:d="M0 20l10-20 10 20z"/>
    <draw:marker draw:name="Linienspitzen_20_16" draw:display-name="Linienspitzen 16" svg:viewBox="0 0 20 20" svg:d="M0 20l10-20 10 20z"/>
    <draw:marker draw:name="Linienspitzen_20_17" draw:display-name="Linienspitzen 17" svg:viewBox="0 0 20 20" svg:d="M0 20l10-20 10 20z"/>
    <draw:marker draw:name="Linienspitzen_20_18" draw:display-name="Linienspitzen 18" svg:viewBox="0 0 20 20" svg:d="M0 20l10-20 10 20z"/>
    <draw:marker draw:name="Linienspitzen_20_19" draw:display-name="Linienspitzen 19" svg:viewBox="0 0 20 20" svg:d="M0 20l10-20 10 20z"/>
    <draw:marker draw:name="Linienspitzen_20_2" draw:display-name="Linienspitzen 2" svg:viewBox="0 0 20 13" svg:d="M0 13l10-13 10 13z"/>
    <draw:marker draw:name="Linienspitzen_20_20" draw:display-name="Linienspitzen 20" svg:viewBox="0 0 20 20" svg:d="M0 20l10-20 10 20z"/>
    <draw:marker draw:name="Linienspitzen_20_5" draw:display-name="Linienspitzen 5" svg:viewBox="0 0 20 20" svg:d="M0 20l10-20 10 20z"/>
    <draw:marker draw:name="Linienspitzen_20_6" draw:display-name="Linienspitzen 6" svg:viewBox="0 0 20 20" svg:d="M0 20l10-20 10 20z"/>
    <draw:marker draw:name="Linienspitzen_20_7" draw:display-name="Linienspitzen 7" svg:viewBox="0 0 20 20" svg:d="M0 20l10-20 10 20z"/>
    <draw:marker draw:name="Linienspitzen_20_8" draw:display-name="Linienspitzen 8" svg:viewBox="0 0 20 20" svg:d="M0 20l10-20 10 20z"/>
    <draw:marker draw:name="Linienspitzen_20_9" draw:display-name="Linienspitzen 9" svg:viewBox="0 0 20 20" svg:d="M0 20l10-20 10 20z"/>
    <draw:stroke-dash draw:name="Dash" draw:style="rect" draw:dots1="1" draw:dots1-length="300%" draw:distance="300%"/>
    <draw:stroke-dash draw:name="Dot" draw:style="rect" draw:dots1="1" draw:dots1-length="100%" draw:distance="1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16T07:06:21.375653836</meta:creation-date>
    <dc:date>2024-01-16T14:49:06.642433794</dc:date>
    <meta:editing-duration>PT25M</meta:editing-duration>
    <meta:editing-cycles>10</meta:editing-cycles>
    <meta:generator>LibreOffice/7.0.4.2$Linux_X86_64 LibreOffice_project/00$Build-2</meta:generator>
    <meta:document-statistic meta:object-count="141"/>
  </office:meta>
</office:document-meta>
</file>